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e0786"/>
    </style:style>
    <style:style style:name="P4" style:family="paragraph" style:parent-style-name="Standard">
      <style:paragraph-properties fo:text-align="start" style:justify-single-word="false"/>
      <style:text-properties officeooo:paragraph-rsid="0018257c"/>
    </style:style>
    <style:style style:name="P5" style:family="paragraph" style:parent-style-name="Standard">
      <style:paragraph-properties fo:text-align="start" style:justify-single-word="false"/>
      <style:text-properties style:font-name="Courier New1" fo:font-size="10pt" style:font-size-asian="10pt" style:font-name-complex="Courier New1"/>
    </style:style>
    <style:style style:name="P6" style:family="paragraph" style:parent-style-name="Standard">
      <style:paragraph-properties fo:text-align="start" style:justify-single-word="false"/>
      <style:text-properties style:font-name="Courier New1" fo:font-size="10pt" style:font-size-asian="10pt" style:font-name-complex="Courier New1" style:font-size-complex="10pt"/>
    </style:style>
    <style:style style:name="P7" style:family="paragraph" style:parent-style-name="Standard">
      <style:paragraph-properties fo:text-align="start" style:justify-single-word="false"/>
      <style:text-properties officeooo:rsid="00106d7e" officeooo:paragraph-rsid="00106d7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officeooo:rsid="0018257c" officeooo:paragraph-rsid="0018257c"/>
    </style:style>
    <style:style style:name="P10" style:family="paragraph" style:parent-style-name="Standard">
      <style:text-properties style:font-name="Courier New" fo:font-size="10pt" officeooo:rsid="0018257c" officeooo:paragraph-rsid="0018257c" style:font-size-asian="10pt" style:font-size-complex="10pt"/>
    </style:style>
    <style:style style:name="P11" style:family="paragraph" style:parent-style-name="Standard">
      <style:paragraph-properties fo:margin-left="11.748cm" fo:margin-right="0cm" fo:text-indent="0cm" style:auto-text-indent="false"/>
    </style:style>
    <style:style style:name="P12" style:family="paragraph" style:parent-style-name="Standard">
      <style:paragraph-properties fo:margin-left="11.748cm" fo:margin-right="0cm" fo:text-indent="0cm" style:auto-text-indent="false"/>
      <style:text-properties officeooo:rsid="0009eaf8" officeooo:paragraph-rsid="0009eaf8"/>
    </style:style>
    <style:style style:name="P13" style:family="paragraph" style:parent-style-name="Standard">
      <style:paragraph-properties fo:text-align="start" style:justify-single-word="false" fo:padding-left="0.141cm" fo:padding-right="0.141cm" fo:padding-top="0.035cm" fo:padding-bottom="0.035cm" fo:border="0.51pt solid #000000"/>
      <style:text-properties style:font-name="Courier New1" fo:font-size="10pt" style:font-size-asian="10pt" style:font-name-complex="Courier New1"/>
    </style:style>
    <style:style style:name="P14" style:family="paragraph" style:parent-style-name="Heading_20_1">
      <style:paragraph-properties fo:text-align="start" style:justify-single-word="false"/>
    </style:style>
    <style:style style:name="P15" style:family="paragraph" style:parent-style-name="Heading_20_1">
      <style:paragraph-properties fo:text-align="start" style:justify-single-word="false" fo:break-before="page"/>
    </style:style>
    <style:style style:name="P16" style:family="paragraph" style:parent-style-name="Heading_20_2">
      <style:paragraph-properties fo:text-align="start" style:justify-single-word="false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fo:font-size="36pt" style:font-size-asian="36pt" style:font-size-complex="36pt"/>
    </style:style>
    <style:style style:name="P18" style:family="paragraph" style:parent-style-name="Standard">
      <style:paragraph-properties fo:text-align="center" style:justify-single-word="false"/>
      <style:text-properties fo:font-size="28pt" officeooo:rsid="0017542d" officeooo:paragraph-rsid="0017542d" style:font-size-asian="28pt" style:font-size-complex="28pt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0e0786"/>
    </style:style>
    <style:style style:name="P20" style:family="paragraph" style:parent-style-name="Standard" style:list-style-name="L2">
      <style:paragraph-properties fo:text-align="start" style:justify-single-word="false"/>
    </style:style>
    <style:style style:name="P21" style:family="paragraph" style:parent-style-name="Standard" style:list-style-name="L2">
      <style:paragraph-properties fo:text-align="start" style:justify-single-word="false"/>
      <style:text-properties officeooo:paragraph-rsid="000fb2c6"/>
    </style:style>
    <style:style style:name="P22" style:family="paragraph" style:parent-style-name="Standard">
      <style:text-properties officeooo:paragraph-rsid="00193fdc"/>
    </style:style>
    <style:style style:name="P23" style:family="paragraph" style:parent-style-name="Standard">
      <style:paragraph-properties fo:margin-left="0cm" fo:margin-right="0cm" fo:text-align="start" style:justify-single-word="false" fo:text-indent="1.27cm" style:auto-text-indent="fals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-asian="Courier New1"/>
    </style:style>
    <style:style style:name="T3" style:family="text">
      <style:text-properties style:font-weight-complex="bold"/>
    </style:style>
    <style:style style:name="T4" style:family="text">
      <style:text-properties officeooo:rsid="0011d36b" style:font-weight-complex="bold"/>
    </style:style>
    <style:style style:name="T5" style:family="text">
      <style:text-properties officeooo:rsid="0018257c" style:font-weight-complex="bold"/>
    </style:style>
    <style:style style:name="T6" style:family="text">
      <style:text-properties officeooo:rsid="0009eaf8"/>
    </style:style>
    <style:style style:name="T7" style:family="text">
      <style:text-properties style:use-window-font-color="true" style:font-name="Times New Roman" fo:font-size="12pt" fo:language="en" fo:country="US" officeooo:rsid="0009eaf8" style:font-name-asian="Times New Roman" style:font-size-asian="12pt" style:font-name-complex="Times New Roman" style:font-size-complex="12pt" style:language-complex="ar" style:country-complex="SA"/>
    </style:style>
    <style:style style:name="T8" style:family="text">
      <style:text-properties style:use-window-font-color="true" style:font-name="Times New Roman" fo:font-size="12pt" fo:language="en" fo:country="US" officeooo:rsid="000e0786" style:font-name-asian="Times New Roman" style:font-size-asian="12pt" style:font-name-complex="Times New Roman" style:font-size-complex="12pt" style:language-complex="ar" style:country-complex="SA"/>
    </style:style>
    <style:style style:name="T9" style:family="text">
      <style:text-properties style:use-window-font-color="true" style:font-name="Times New Roman" fo:font-size="12pt" fo:language="en" fo:country="US" officeooo:rsid="001241a8" style:font-name-asian="Times New Roman" style:font-size-asian="12pt" style:font-name-complex="Times New Roman" style:font-size-complex="12pt" style:language-complex="ar" style:country-complex="SA"/>
    </style:style>
    <style:style style:name="T10" style:family="text">
      <style:text-properties style:use-window-font-color="true" style:font-name="Times New Roman" fo:font-size="12pt" fo:language="en" fo:country="US" officeooo:rsid="0013cc79" style:font-name-asian="Times New Roman" style:font-size-asian="12pt" style:font-name-complex="Times New Roman" style:font-size-complex="12pt" style:language-complex="ar" style:country-complex="SA"/>
    </style:style>
    <style:style style:name="T11" style:family="text">
      <style:text-properties style:use-window-font-color="true" style:font-name="Times New Roman" fo:font-size="12pt" fo:language="en" fo:country="US" officeooo:rsid="0017542d" style:font-name-asian="Times New Roman" style:font-size-asian="12pt" style:font-name-complex="Times New Roman" style:font-size-complex="12pt" style:language-complex="ar" style:country-complex="SA"/>
    </style:style>
    <style:style style:name="T12" style:family="text">
      <style:text-properties style:use-window-font-color="true" style:font-name="Times New Roman" fo:font-size="12pt" fo:language="en" fo:country="US" officeooo:rsid="0018257c" style:font-name-asian="Times New Roman" style:font-size-asian="12pt" style:font-name-complex="Times New Roman" style:font-size-complex="12pt" style:language-complex="ar" style:country-complex="SA"/>
    </style:style>
    <style:style style:name="T13" style:family="text">
      <style:text-properties style:use-window-font-color="true" style:font-name="Times New Roman" fo:font-size="12pt" fo:language="en" fo:country="US" officeooo:rsid="00193fdc" style:font-name-asian="Times New Roman" style:font-size-asian="12pt" style:font-name-complex="Times New Roman" style:font-size-complex="12pt" style:language-complex="ar" style:country-complex="SA"/>
    </style:style>
    <style:style style:name="T14" style:family="text">
      <style:text-properties style:use-window-font-color="true" style:font-name="Times New Roman" fo:font-size="28pt" fo:language="en" fo:country="US" officeooo:rsid="000b9242" style:font-name-asian="Times New Roman" style:font-size-asian="28pt" style:font-name-complex="Times New Roman" style:font-size-complex="28pt" style:language-complex="ar" style:country-complex="SA"/>
    </style:style>
    <style:style style:name="T15" style:family="text">
      <style:text-properties style:use-window-font-color="true" style:font-name="Arial" fo:font-size="16pt" fo:language="en" fo:country="US" fo:font-weight="bold" officeooo:rsid="0009eaf8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16" style:family="text">
      <style:text-properties style:use-window-font-color="true" style:font-name="Courier New1" fo:font-size="10pt" fo:language="en" fo:country="US" officeooo:rsid="00193fdc" style:font-name-asian="Times New Roman" style:font-size-asian="10pt" style:font-name-complex="Courier New1" style:font-size-complex="10pt" style:language-complex="ar" style:country-complex="SA"/>
    </style:style>
    <style:style style:name="T17" style:family="text">
      <style:text-properties officeooo:rsid="000b9242"/>
    </style:style>
    <style:style style:name="T18" style:family="text">
      <style:text-properties officeooo:rsid="000d3c3b"/>
    </style:style>
    <style:style style:name="T19" style:family="text">
      <style:text-properties officeooo:rsid="000e0786"/>
    </style:style>
    <style:style style:name="T20" style:family="text">
      <style:text-properties officeooo:rsid="00106d7e"/>
    </style:style>
    <style:style style:name="T21" style:family="text">
      <style:text-properties officeooo:rsid="0011d36b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 style:font-weight-complex="bold"/>
    </style:style>
    <style:style style:name="T24" style:family="text">
      <style:text-properties fo:font-style="italic" officeooo:rsid="0011d36b" style:font-style-asian="italic" style:font-style-complex="italic" style:font-weight-complex="bold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officeooo:rsid="001241a8"/>
    </style:style>
    <style:style style:name="T27" style:family="text">
      <style:text-properties officeooo:rsid="0017542d"/>
    </style:style>
    <style:style style:name="T28" style:family="text">
      <style:text-properties officeooo:rsid="0018257c"/>
    </style:style>
    <style:style style:name="T29" style:family="text">
      <style:text-properties officeooo:rsid="00193fdc"/>
    </style:style>
    <style:style style:name="T30" style:family="text">
      <style:text-properties style:font-name="Courier New1" fo:font-size="10pt" style:font-size-asian="10pt" style:font-name-complex="Courier New1" style:font-size-complex="10pt"/>
    </style:style>
    <style:style style:name="T31" style:family="text">
      <style:text-properties style:font-name="Courier New1" fo:font-size="10pt" officeooo:rsid="00193fdc" style:font-size-asian="10pt" style:font-name-complex="Courier New1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"/>
      <text:p text:style-name="P1"/>
      <text:p text:style-name="P1"/>
      <text:p text:style-name="P1"/>
      <text:p text:style-name="P1"/>
      <text:p text:style-name="P8"><text:span text:style-name="T1">PoolEdit </text:span><text:span text:style-name="T14">P</text:span><text:span text:style-name="T1">arser</text:span></text:p>
      <text:p text:style-name="P18">v1.5.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1">Jouko Kalmari</text:p>
      <text:p text:style-name="P12">Matti Öhman</text:p>
      <text:p text:style-name="P12"/>
      <text:p text:style-name="P11">20<text:span text:style-name="T11">15</text:span>-1<text:span text:style-name="T11">1</text:span>-<text:span text:style-name="T11">18</text:span></text:p>
      <text:h text:style-name="P15" text:outline-level="1">PoolEdit <text:span text:style-name="T15">P</text:span>arser</text:h>
      <text:p text:style-name="P2"><text:span text:style-name="T17">The </text:span>Pooledit parser is a program that parses XML file<text:span text:style-name="T6">s</text:span> created with the PoolEdit editor (<text:span text:style-name="Internet_20_link">https://github.com/moehman/PoolEditDist</text:span>). <text:s/>It is a<text:span text:style-name="T6">n</text:span> example program showing how <text:span text:style-name="T27">the </text:span>XML <text:span text:style-name="T11">files can</text:span> be parsed <text:span text:style-name="T7">at</text:span> run-time, but it can <text:span text:style-name="T27">also </text:span>be used to parse pools <text:span text:style-name="T6">of</text:span>f<text:span text:style-name="T11">l</text:span>i<text:span text:style-name="T6">ne </text:span>for predefined <text:span text:style-name="T6">virtual terminals (</text:span>V<text:span text:style-name="T11">T</text:span>s<text:span text:style-name="T6">)</text:span>.</text:p>
      <text:h text:style-name="P14" text:outline-level="1">Usage</text:h>
      <text:p text:style-name="P2"><text:span text:style-name="T17">The </text:span>PoolEdit parser can only read Embedded XML created by <text:span text:style-name="T27">the </text:span>PoolEdit <text:span text:style-name="T27">editor</text:span>. <text:span text:style-name="T11">The parser</text:span> has two output formats: binary <text:span text:style-name="T17">format </text:span>and table format. <text:span text:style-name="T17">The b</text:span>inary <text:span text:style-name="T17">format </text:span>is simply the <text:span text:style-name="T18">object </text:span>pool data as defined by the ISO 11783-6. The table format <text:span text:style-name="T11">is</text:span> a C header file <text:span text:style-name="T11">that contains the</text:span> binary data <text:span text:style-name="T27">as an array. </text:span><text:span text:style-name="T11">At the end of the file there are also</text:span> info<text:span text:style-name="T27">rmation</text:span> about the size <text:span text:style-name="T27">of the object pool</text:span> and <text:span text:style-name="T27">symbolic names for the </text:span>object <text:span text:style-name="T17">ID</text:span>s.</text:p>
      <text:p text:style-name="P2"/>
      <text:p text:style-name="P2">Example of generated header-file.</text:p>
      <text:p text:style-name="P13">unsigned char pool[] = {</text:p>
      <text:p text:style-name="P13"><text:span text:style-name="T2"><text:s text:c="2"/></text:span>0, 1, 0, 1, 1, 1, 1, 0, 0, 0, </text:p>
      <text:p text:style-name="P13"><text:span text:style-name="T2"><text:s text:c="2"/></text:span>3, 1, 23, 0, 0, 0, 0, 0, </text:p>
      <text:p text:style-name="P13"><text:span text:style-name="T2"><text:s text:c="2"/></text:span>2, 1, 11, 61, 0, 20, 0, 0, 3, 1, 1, 255, 255, 0, 7, 0, 84, 101, 115, 116, 105, 110, 103, 0, </text:p>
      <text:p text:style-name="P13"><text:span text:style-name="T2"><text:s text:c="2"/></text:span>1, 1, 1, 1, 4, 1, 1, 0, 2, 1, 75, 0, 83, 0, </text:p>
      <text:p text:style-name="P13"><text:span text:style-name="T2"><text:s text:c="2"/></text:span>4, 1, 4, 1, 0, 0, </text:p>
      <text:p text:style-name="P13"><text:span text:style-name="T2"><text:s text:c="2"/></text:span>5, 1, 23, 0, 0, 0, 0, 0, </text:p>
      <text:p text:style-name="P13"><text:span text:style-name="T2"><text:s text:c="2"/></text:span>6, 1, 24, 0, 1, 255, 255, 0</text:p>
      <text:p text:style-name="P13">};</text:p>
      <text:p text:style-name="P13"/>
      <text:p text:style-name="P13">#define POOL_SIZE 78</text:p>
      <text:p text:style-name="P13"/>
      <text:p text:style-name="P13">#define workingset 256</text:p>
      <text:p text:style-name="P13">#define datamask 257</text:p>
      <text:p text:style-name="P13">#define softkeymask 260</text:p>
      <text:p text:style-name="P13">#define fontattributes6x8 261</text:p>
      <text:p text:style-name="P13">#define lineattributes 262</text:p>
      <text:p text:style-name="P5"/>
      <text:p text:style-name="P3">The <text:span text:style-name="T8">v</text:span><text:span text:style-name="T9">irtual terminal</text:span><text:span text:style-name="T26"> </text:span>parameters can be changed from <text:span text:style-name="T27">the </text:span>command line. The default <text:span text:style-name="T26">VT parameter </text:span><text:span text:style-name="T8">values are:</text:span></text:p>
      <text:list xml:id="list610254341" text:style-name="L1">
        <text:list-item>
          <text:p text:style-name="P19"><text:span text:style-name="T19">mask </text:span><text:span text:style-name="T8">size</text:span><text:span text:style-name="T11"><text:tab/>=</text:span> <text:span text:style-name="T22">200x200</text:span> <text:span text:style-name="T19">pixels</text:span></text:p>
        </text:list-item>
        <text:list-item>
          <text:p text:style-name="P19">softkey <text:span text:style-name="T19">size<text:tab/>= </text:span><text:span text:style-name="T22">60x32</text:span> <text:span text:style-name="T19">pixels</text:span></text:p>
        </text:list-item>
        <text:list-item>
          <text:p text:style-name="P19"><text:span text:style-name="T27">nro of </text:span>colors<text:tab/><text:span text:style-name="T27">= </text:span><text:span text:style-name="T22">256</text:span></text:p>
        </text:list-item>
      </text:list>
      <text:p text:style-name="Standard"/>
      <text:p text:style-name="Standard"><text:span text:style-name="T10">S</text:span><text:span text:style-name="T11">ome</text:span><text:span text:style-name="T27"> </text:span><text:span text:style-name="T10">e</text:span>xample<text:span text:style-name="T27">s</text:span>:</text:p>
      <text:p text:style-name="Standard"/>
      <text:p text:style-name="P2">Generate <text:span text:style-name="T27">a</text:span> binary file from <text:span text:style-name="T28">the XML file</text:span>:</text:p>
      <text:p text:style-name="P23"><text:span text:style-name="T16">p</text:span><text:span text:style-name="T30">ooleditparser mini_export.xml out.dat</text:span></text:p>
      <text:p text:style-name="P6"/>
      <text:p text:style-name="P2">Generate <text:span text:style-name="T27">a</text:span> header file from <text:span text:style-name="T28">the </text:span><text:span text:style-name="T11">XML </text:span><text:span text:style-name="T12">file</text:span>:</text:p>
      <text:p text:style-name="P23"><text:span text:style-name="T16">p</text:span><text:span text:style-name="T30">ooleditparser mini_export.xml out.h -table</text:span></text:p>
      <text:p text:style-name="P6"/>
      <text:p text:style-name="P2">Generate <text:span text:style-name="T27">a</text:span> header file from <text:span text:style-name="T28">the XML file</text:span> with dimensions of 480x480 and 16 colors:</text:p>
      <text:p text:style-name="P23"><text:span text:style-name="T16">p</text:span><text:span text:style-name="T30">ooleditparser mini_export.xml out.h –table –d=480 –c=16</text:span></text:p>
      <text:p text:style-name="P22"><text:soft-page-break/><text:span text:style-name="T13">Show version information:</text:span></text:p>
      <text:p text:style-name="P22"><text:span text:style-name="T13"><text:tab/></text:span> <text:span text:style-name="T16">p</text:span><text:span text:style-name="T30">ooleditparser -</text:span><text:span text:style-name="T31">v</text:span></text:p>
      <text:h text:style-name="P14" text:outline-level="1">Source code and compiling</text:h>
      <text:p text:style-name="P7">The following files are provided:</text:p>
      <text:list xml:id="list2986969402" text:style-name="L2">
        <text:list-item>
          <text:p text:style-name="P21"><text:span text:style-name="T22">parserdef.h</text:span> <text:tab/><text:tab/>structure definitions for <text:span text:style-name="T28">the </text:span>ISOBUS objects</text:p>
        </text:list-item>
        <text:list-item>
          <text:p text:style-name="P21"><text:span text:style-name="T22">xml.h</text:span><text:tab/><text:tab/><text:tab/>functions for reading <text:span text:style-name="T28">the </text:span>embedded XML <text:span text:style-name="T28">format</text:span></text:p>
        </text:list-item>
        <text:list-item>
          <text:p text:style-name="P21"><text:span text:style-name="T22">xml.cxx</text:span> <text:tab/><text:tab/>… <text:span text:style-name="T28">and its implementation</text:span></text:p>
        </text:list-item>
        <text:list-item>
          <text:p text:style-name="P21"><text:span text:style-name="T22">parser.h</text:span><text:tab/><text:tab/>the processing of the embedded XML <text:span text:style-name="T28">format</text:span></text:p>
        </text:list-item>
        <text:list-item>
          <text:p text:style-name="P21"><text:span text:style-name="T22">parser.cxx</text:span><text:span text:style-name="T25"> </text:span><text:tab/><text:tab/>… <text:span text:style-name="T28">and its implementation</text:span></text:p>
        </text:list-item>
      </text:list>
      <text:p text:style-name="P2"/>
      <text:list xml:id="list24949756512272" text:continue-numbering="true" text:style-name="L2">
        <text:list-item>
          <text:p text:style-name="P20"><text:span text:style-name="T22">pooleditparser.cxx</text:span> <text:tab/><text:span text:style-name="T28">the </text:span>source code <text:span text:style-name="T28">of</text:span> the PoolEdit parser</text:p>
        </text:list-item>
      </text:list>
      <text:p text:style-name="P2"/>
      <text:p text:style-name="P4"><text:span text:style-name="T5">The </text:span><text:span text:style-name="T23">Expat XML Parser </text:span><text:span text:style-name="T24">library</text:span><text:span text:style-name="T4"> </text:span><text:span text:style-name="T3">is required </text:span><text:span text:style-name="T5">for</text:span> compil<text:span text:style-name="T28">ing</text:span> the PoolEdit parser<text:span text:style-name="T3">. </text:span><text:span text:style-name="T4">See </text:span><text:a xlink:type="simple" xlink:href="http://expat.sourceforge.net/" text:style-name="Internet_20_link" text:visited-style-name="Visited_20_Internet_20_Link"><text:span text:style-name="Internet_20_link"><text:span text:style-name="T3">expat.sourceforge.net</text:span></text:span></text:a><text:span text:style-name="Internet_20_link"><text:span text:style-name="T3">.</text:span></text:span></text:p>
      <text:h text:style-name="P16" text:outline-level="2">Windows</text:h>
      <text:p text:style-name="P2"><text:span text:style-name="T20">The </text:span>PoolEdit parser is compiled with <text:span text:style-name="T22">Dev-C++.</text:span> After installing <text:span text:style-name="T22">Dev-C++</text:span> and adding <text:span text:style-name="T20">the required </text:span>Expat <text:span text:style-name="T12">files</text:span>, the <text:span text:style-name="T22">pooleditparser.dev</text:span> file can be opened, edited and compiled.</text:p>
      <text:p text:style-name="P2"/>
      <text:p text:style-name="P2">Parser should compile also with <text:span text:style-name="T22">Microsoft Visual Studio 2005.</text:span> Link with <text:span text:style-name="T22">libexpat.lib</text:span> and configure compiler so that it will find <text:span text:style-name="T21">the </text:span><text:span text:style-name="T22">expat.h</text:span> <text:span text:style-name="T21">file</text:span>.</text:p>
      <text:h text:style-name="P16" text:outline-level="2">Linux</text:h>
      <text:p text:style-name="P2">To compile parser under Linux, <text:span text:style-name="T20">the </text:span><text:span text:style-name="T22">parser.cxx</text:span> <text:span text:style-name="T20">file</text:span> should be edited so that compiler can find the <text:span text:style-name="T22">expat.h.</text:span> After that, <text:span text:style-name="T20">the </text:span>PoolEdit parser can be compiled with <text:span text:style-name="T22">g++. </text:span></text:p>
      <text:p text:style-name="P2"/>
      <text:p text:style-name="P2"><text:span text:style-name="T28">Some</text:span> example<text:span text:style-name="T28">s</text:span>:</text:p>
      <text:p text:style-name="P2"/>
      <text:p text:style-name="P5">g++ -o pooleditparser pooleditparser.cxx parser.cxx xml.cxx /usr/local/lib/libexpat.a</text:p>
      <text:p text:style-name="Standard"/>
      <text:p text:style-name="P9">or alternatively using dynamic linking:</text:p>
      <text:p text:style-name="Standard"/>
      <text:p text:style-name="P10">g++ -o pooleditparser pooleditparser.cxx parser.cxx xml.cxx -lexpat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i" fo:country="FI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Kappaleen_20_oletusfontti" style:display-name="Kappaleen oletusfontti" style:family="text"/>
    <style:style style:name="Internet_20_link" style:display-name="Internet link" style:family="text" style:parent-style-name="Kappaleen_20_oletusfontti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farmix</meta:initial-creator>
    <meta:creation-date>2007-11-19T12:22:00</meta:creation-date>
    <dc:date>2019-11-18T02:49:49.373000000</dc:date>
    <meta:editing-cycles>23</meta:editing-cycles>
    <meta:editing-duration>PT2H11M51S</meta:editing-duration>
    <meta:generator>LibreOffice/6.3.3.2$Windows_X86_64 LibreOffice_project/a64200df03143b798afd1ec74a12ab50359878ed</meta:generator>
    <meta:print-date>2019-11-11T05:36:36.583000000</meta:print-date>
    <meta:document-statistic meta:table-count="0" meta:image-count="0" meta:object-count="0" meta:page-count="3" meta:paragraph-count="56" meta:word-count="497" meta:character-count="2968" meta:non-whitespace-character-count="2502"/>
  </office:meta>
</office:document-meta>
</file>